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7654" officeooo:paragraph-rsid="000dc429"/>
    </style:style>
    <style:style style:name="P2" style:family="paragraph" style:parent-style-name="Standard">
      <style:text-properties officeooo:rsid="0003fb88" officeooo:paragraph-rsid="000dc429"/>
    </style:style>
    <style:style style:name="T1" style:family="text">
      <style:text-properties officeooo:rsid="0006e53c"/>
    </style:style>
    <style:style style:name="T2" style:family="text">
      <style:text-properties officeooo:rsid="00063771"/>
    </style:style>
    <style:style style:name="T3" style:family="text">
      <style:text-properties officeooo:rsid="000f10fc"/>
    </style:style>
    <style:style style:name="T4" style:family="text">
      <style:text-properties officeooo:rsid="001040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SQL Practical</text:p>
      <text:p text:style-name="P2">===</text:p>
      <text:p text:style-name="P2"/>
      <text:p text:style-name="P1">Create below tables <text:span text:style-name="T4">and also add required primaary key, foreign key and constraints in it.</text:span></text:p>
      <text:p text:style-name="P1"><text:tab/>User, </text:p>
      <text:p text:style-name="P1"><text:tab/>Product, </text:p>
      <text:p text:style-name="P1"><text:tab/>Order (with User ID, Order status and expected delivery date)</text:p>
      <text:p text:style-name="P1"><text:tab/><text:span text:style-name="T1">Order detail (order id, product Ids)</text:span></text:p>
      <text:p text:style-name="P1"/>
      <text:p text:style-name="P1">1. Fetch all the User order list and include <text:span text:style-name="T1">atleast </text:span>following details in that.</text:p>
      <text:p text:style-name="P1"><text:tab/>- Customer name</text:p>
      <text:p text:style-name="P1"><text:tab/>- Product<text:span text:style-name="T1"> names</text:span></text:p>
      <text:p text:style-name="P1"><text:tab/>- Order Date</text:p>
      <text:p text:style-name="P1"><text:tab/>- Expected delivery date (in days, i.e. within X days)</text:p>
      <text:p text:style-name="P1"/>
      <text:p text:style-name="P1"/>
      <text:p text:style-name="P1">2. Create summary report which provide information about</text:p>
      <text:p text:style-name="P1"><text:tab/>- <text:span text:style-name="T3">All undelivered Orders</text:span></text:p>
      <text:p text:style-name="P1"><text:tab/>- 5 <text:span text:style-name="T3">Most </text:span>recent orders</text:p>
      <text:p text:style-name="P1"><text:tab/>- Top 5 active users (<text:span text:style-name="T2">Users having most number of orders</text:span>)</text:p>
      <text:p text:style-name="P1"><text:tab/>- <text:span text:style-name="T2">In</text:span>active users <text:span text:style-name="T2">(Users who hasn’t done any order</text:span>)</text:p>
      <text:p text:style-name="P1"><text:tab/>- Top<text:span text:style-name="T1"> 5 </text:span>Most<text:span text:style-name="T1"> purchased products</text:span></text:p>
      <text:p text:style-name="P1"><text:tab/>- <text:span text:style-name="T1">Most expensive and most chepest orde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9:13:20.380781123</meta:creation-date>
    <dc:title>Default</dc:title>
    <meta:editing-cycles>4</meta:editing-cycles>
    <meta:generator>LibreOffice/7.3.6.2$Linux_X86_64 LibreOffice_project/30$Build-2</meta:generator>
    <meta:editing-duration>PT16M54S</meta:editing-duration>
    <dc:date>2022-12-13T19:30:14.555689965</dc:date>
    <meta:document-statistic meta:table-count="0" meta:image-count="0" meta:object-count="0" meta:page-count="1" meta:paragraph-count="19" meta:word-count="119" meta:character-count="690" meta:non-whitespace-character-count="574"/>
    <meta:template xlink:type="simple" xlink:actuate="onRequest" xlink:title="Default" xlink:href="../../../../../../usr/lib/libreoffice/share/template/common/styles/Default.ott" meta:date="2022-12-13T19:13:20.005576008"/>
  </office:meta>
</office:document-meta>
</file>